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2.286cm"/>
    </style:style>
    <style:style style:name="ro1" style:family="table-row">
      <style:table-row-properties style:row-height="1.33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 style:data-style-name="N109"/>
    <style:style style:name="ce11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5" style:family="table-cell" style:parent-style-name="Default" style:data-style-name="N2"/>
    <style:style style:name="ce16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 style:data-style-name="N60">
      <style:table-cell-properties style:text-align-source="fix" style:repeat-content="false" fo:wrap-option="wrap" style:vertical-align="top"/>
      <style:paragraph-properties fo:text-align="start" fo:margin-left="0.353cm"/>
    </style:style>
    <style:style style:name="ce18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10"/>
        <table:table-column table:style-name="co6" table:default-cell-style-name="ce7"/>
        <table:table-column table:style-name="co7" table:default-cell-style-name="ce7"/>
        <table:table-column table:style-name="co5" table:default-cell-style-name="ce10"/>
        <table:table-column table:style-name="co8" table:default-cell-style-name="ce10"/>
        <table:table-column table:style-name="co9" table:default-cell-style-name="ce10"/>
        <table:table-column table:style-name="co9" table:default-cell-style-name="ce9"/>
        <table:table-column table:style-name="co9" table:default-cell-style-name="ce19"/>
        <table:table-column table:style-name="co4" table:number-columns-repeated="1010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NF (dB)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Gain (dB)</text:p>
          </table:table-cell>
          <table:table-cell table:style-name="ce11" office:value-type="string" calcext:value-type="string">
            <text:p>Num Power Gain</text:p>
          </table:table-cell>
          <table:table-cell table:style-name="ce11" office:value-type="string" calcext:value-type="string">
            <text:p>Casc F</text:p>
          </table:table-cell>
          <table:table-cell table:style-name="ce11" office:value-type="string" calcext:value-type="string">
            <text:p>Casc NF (dB)</text:p>
          </table:table-cell>
          <table:table-cell table:style-name="ce14" office:value-type="string" calcext:value-type="string">
            <text:p>Casc Gain (dB)</text:p>
          </table:table-cell>
          <table:table-cell table:style-name="ce14" office:value-type="string" calcext:value-type="string">
            <text:p>Casc Num Power Gain</text:p>
          </table:table-cell>
          <table:table-cell table:style-name="ce16" office:value-type="string" calcext:value-type="string">
            <text:p>Input Level dBm</text:p>
          </table:table-cell>
          <table:table-cell table:style-name="ce17" office:value-type="string" calcext:value-type="string">
            <text:p>Input Level Vrms</text:p>
          </table:table-cell>
          <table:table-cell table:style-name="ce18" office:value-type="string" calcext:value-type="string">
            <text:p>Input Level Vpp</text:p>
          </table:table-cell>
          <table:table-cell table:style-name="Default"/>
          <table:table-cell table:style-name="ce2" table:number-columns-repeated="1009"/>
          <table:table-cell table:style-name="ce1"/>
        </table:table-row>
        <table:table-row table:style-name="ro2">
          <table:table-cell table:number-columns-repeated="2"/>
          <table:table-cell table:style-name="ce5"/>
          <table:table-cell table:style-name="ce7"/>
          <table:table-cell table:style-name="ce5"/>
          <table:table-cell table:style-name="ce10"/>
          <table:table-cell table:style-name="ce7"/>
          <table:table-cell/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PF</text:p>
          </table:table-cell>
          <table:table-cell table:style-name="ce5" table:formula="of:=-[.E3]" office:value-type="float" office:value="-0" calcext:value-type="float">
            <text:p>0.0</text:p>
          </table:table-cell>
          <table:table-cell table:style-name="ce7" table:formula="of:=POWER(10;[.C3]/10)" office:value-type="float" office:value="1" calcext:value-type="float">
            <text:p>1.0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E3]/10)" office:value-type="float" office:value="1" calcext:value-type="float">
            <text:p>1.00</text:p>
          </table:table-cell>
          <table:table-cell table:style-name="ce7" table:formula="of:=POWER(10;[.H3]/10)" office:value-type="float" office:value="1" calcext:value-type="float">
            <text:p>1.00</text:p>
          </table:table-cell>
          <table:table-cell table:formula="of:=[.C3]" office:value-type="float" office:value="-0" calcext:value-type="float">
            <text:p>0.00</text:p>
          </table:table-cell>
          <table:table-cell table:style-name="ce10" table:formula="of:=[.E3]" office:value-type="float" office:value="0" calcext:value-type="float">
            <text:p>0.0</text:p>
          </table:table-cell>
          <table:table-cell table:style-name="ce15" table:formula="of:=POWER(10;[.I3]/10)" office:value-type="float" office:value="1" calcext:value-type="float">
            <text:p>1.00</text:p>
          </table:table-cell>
          <table:table-cell office:value-type="float" office:value="-132" calcext:value-type="float">
            <text:p>-132.0</text:p>
          </table:table-cell>
          <table:table-cell table:style-name="ce9" table:formula="of:=SQRT(POWER(10;([.K3]-30)/10)*50)" office:value-type="float" office:value="0.000000056167488126148" calcext:value-type="float">
            <text:p>5.62E-008</text:p>
          </table:table-cell>
          <table:table-cell table:formula="of:=[.L3]*2*SQRT(2)" office:value-type="float" office:value="0.000000158865646944856" calcext:value-type="float">
            <text:p>1.59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witch 1</text:p>
          </table:table-cell>
          <table:table-cell table:style-name="ce5" table:formula="of:=-[.E4]" office:value-type="float" office:value="-0" calcext:value-type="float">
            <text:p>0.0</text:p>
          </table:table-cell>
          <table:table-cell table:style-name="ce7" table:formula="of:=POWER(10;[.C4]/10)" office:value-type="float" office:value="1" calcext:value-type="float">
            <text:p>1.0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E4]/10)" office:value-type="float" office:value="1" calcext:value-type="float">
            <text:p>1.00</text:p>
          </table:table-cell>
          <table:table-cell table:style-name="ce7" table:formula="of:=[.G3]+([.D4]-1)/[.J3]" office:value-type="float" office:value="1" calcext:value-type="float">
            <text:p>1.00</text:p>
          </table:table-cell>
          <table:table-cell table:formula="of:=10*LOG10([.G4])" office:value-type="float" office:value="0" calcext:value-type="float">
            <text:p>0.00</text:p>
          </table:table-cell>
          <table:table-cell table:style-name="ce10" table:formula="of:=[.E4]+[.I3]" office:value-type="float" office:value="0" calcext:value-type="float">
            <text:p>0.0</text:p>
          </table:table-cell>
          <table:table-cell table:style-name="ce15" table:formula="of:=POWER(10;[.I4]/10)" office:value-type="float" office:value="1" calcext:value-type="float">
            <text:p>1.00</text:p>
          </table:table-cell>
          <table:table-cell table:formula="of:=[.$K$3]+[.I3]" office:value-type="float" office:value="-132" calcext:value-type="float">
            <text:p>-132.0</text:p>
          </table:table-cell>
          <table:table-cell table:style-name="ce9" table:formula="of:=SQRT(POWER(10;([.K4]-30)/10)*50)" office:value-type="float" office:value="0.000000056167488126148" calcext:value-type="float">
            <text:p>5.62E-008</text:p>
          </table:table-cell>
          <table:table-cell table:formula="of:=[.L4]*2*SQRT(2)" office:value-type="float" office:value="0.000000158865646944856" calcext:value-type="float">
            <text:p>1.59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LNA</text:p>
          </table:table-cell>
          <table:table-cell table:style-name="ce5" office:value-type="float" office:value="0.5" calcext:value-type="float">
            <text:p>0.5</text:p>
          </table:table-cell>
          <table:table-cell table:style-name="ce7" table:formula="of:=POWER(10;[.C5]/10)" office:value-type="float" office:value="1.12201845430196" calcext:value-type="float">
            <text:p>1.12</text:p>
          </table:table-cell>
          <table:table-cell table:style-name="ce5" office:value-type="float" office:value="21" calcext:value-type="float">
            <text:p>21.0</text:p>
          </table:table-cell>
          <table:table-cell table:style-name="ce7" table:formula="of:=POWER(10;[.E5]/10)" office:value-type="float" office:value="125.892541179417" calcext:value-type="float">
            <text:p>125.89</text:p>
          </table:table-cell>
          <table:table-cell table:style-name="ce7" table:formula="of:=[.G4]+([.D5]-1)/[.J4]" office:value-type="float" office:value="1.12201845430196" calcext:value-type="float">
            <text:p>1.12</text:p>
          </table:table-cell>
          <table:table-cell table:formula="of:=10*LOG10([.G5])" office:value-type="float" office:value="0.5" calcext:value-type="float">
            <text:p>0.50</text:p>
          </table:table-cell>
          <table:table-cell table:style-name="ce10" table:formula="of:=[.E5]+[.I4]" office:value-type="float" office:value="21" calcext:value-type="float">
            <text:p>21.0</text:p>
          </table:table-cell>
          <table:table-cell table:style-name="ce15" table:formula="of:=POWER(10;[.I5]/10)" office:value-type="float" office:value="125.892541179417" calcext:value-type="float">
            <text:p>125.89</text:p>
          </table:table-cell>
          <table:table-cell table:formula="of:=[.$K$3]+[.I4]" office:value-type="float" office:value="-132" calcext:value-type="float">
            <text:p>-132.0</text:p>
          </table:table-cell>
          <table:table-cell table:style-name="ce9" table:formula="of:=SQRT(POWER(10;([.K5]-30)/10)*50)" office:value-type="float" office:value="0.000000056167488126148" calcext:value-type="float">
            <text:p>5.62E-008</text:p>
          </table:table-cell>
          <table:table-cell table:formula="of:=[.L5]*2*SQRT(2)" office:value-type="float" office:value="0.000000158865646944856" calcext:value-type="float">
            <text:p>1.59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witch 2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C6]/10)" office:value-type="float" office:value="1" calcext:value-type="float">
            <text:p>1.0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POWER(10;[.E6]/10)" office:value-type="float" office:value="1" calcext:value-type="float">
            <text:p>1.00</text:p>
          </table:table-cell>
          <table:table-cell table:style-name="ce7" table:formula="of:=[.G5]+([.D6]-1)/[.J5]" office:value-type="float" office:value="1.12201845430196" calcext:value-type="float">
            <text:p>1.12</text:p>
          </table:table-cell>
          <table:table-cell table:formula="of:=10*LOG10([.G6])" office:value-type="float" office:value="0.5" calcext:value-type="float">
            <text:p>0.50</text:p>
          </table:table-cell>
          <table:table-cell table:style-name="ce10" table:formula="of:=[.E6]+[.I5]" office:value-type="float" office:value="21" calcext:value-type="float">
            <text:p>21.0</text:p>
          </table:table-cell>
          <table:table-cell table:style-name="ce15" table:formula="of:=POWER(10;[.I6]/10)" office:value-type="float" office:value="125.892541179417" calcext:value-type="float">
            <text:p>125.89</text:p>
          </table:table-cell>
          <table:table-cell table:formula="of:=[.$K$3]+[.I5]" office:value-type="float" office:value="-111" calcext:value-type="float">
            <text:p>-111.0</text:p>
          </table:table-cell>
          <table:table-cell table:style-name="ce9" table:formula="of:=SQRT(POWER(10;([.K6]-30)/10)*50)" office:value-type="float" office:value="0.000000630209582093244" calcext:value-type="float">
            <text:p>6.30E-007</text:p>
          </table:table-cell>
          <table:table-cell table:formula="of:=[.L6]*2*SQRT(2)" office:value-type="float" office:value="0.00000178250187626749" calcext:value-type="float">
            <text:p>1.78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PF</text:p>
          </table:table-cell>
          <table:table-cell table:style-name="ce5" table:formula="of:=-[.E7]" office:value-type="float" office:value="2.5" calcext:value-type="float">
            <text:p>2.5</text:p>
          </table:table-cell>
          <table:table-cell table:style-name="ce7" table:formula="of:=POWER(10;[.C7]/10)" office:value-type="float" office:value="1.77827941003892" calcext:value-type="float">
            <text:p>1.78</text:p>
          </table:table-cell>
          <table:table-cell table:style-name="ce5" office:value-type="float" office:value="-2.5" calcext:value-type="float">
            <text:p>-2.5</text:p>
          </table:table-cell>
          <table:table-cell table:style-name="ce7" table:formula="of:=POWER(10;[.E7]/10)" office:value-type="float" office:value="0.562341325190349" calcext:value-type="float">
            <text:p>0.56</text:p>
          </table:table-cell>
          <table:table-cell table:style-name="ce7" table:formula="of:=[.G6]+([.D7]-1)/[.J6]" office:value-type="float" office:value="1.12820054740095" calcext:value-type="float">
            <text:p>1.13</text:p>
          </table:table-cell>
          <table:table-cell table:formula="of:=10*LOG10([.G7])" office:value-type="float" office:value="0.52386306108355" calcext:value-type="float">
            <text:p>0.52</text:p>
          </table:table-cell>
          <table:table-cell table:style-name="ce10" table:formula="of:=[.E7]+[.I6]" office:value-type="float" office:value="18.5" calcext:value-type="float">
            <text:p>18.5</text:p>
          </table:table-cell>
          <table:table-cell table:style-name="ce15" table:formula="of:=POWER(10;[.I7]/10)" office:value-type="float" office:value="70.7945784384138" calcext:value-type="float">
            <text:p>70.79</text:p>
          </table:table-cell>
          <table:table-cell table:formula="of:=[.$K$3]+[.I6]" office:value-type="float" office:value="-111" calcext:value-type="float">
            <text:p>-111.0</text:p>
          </table:table-cell>
          <table:table-cell table:style-name="ce9" table:formula="of:=SQRT(POWER(10;([.K7]-30)/10)*50)" office:value-type="float" office:value="0.000000630209582093244" calcext:value-type="float">
            <text:p>6.30E-007</text:p>
          </table:table-cell>
          <table:table-cell table:formula="of:=[.L7]*2*SQRT(2)" office:value-type="float" office:value="0.00000178250187626749" calcext:value-type="float">
            <text:p>1.78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ixer 1</text:p>
          </table:table-cell>
          <table:table-cell table:style-name="ce5" table:formula="of:=-[.E8]" office:value-type="float" office:value="6.7" calcext:value-type="float">
            <text:p>6.7</text:p>
          </table:table-cell>
          <table:table-cell table:style-name="ce7" table:formula="of:=POWER(10;[.C8]/10)" office:value-type="float" office:value="4.67735141287198" calcext:value-type="float">
            <text:p>4.68</text:p>
          </table:table-cell>
          <table:table-cell table:style-name="ce5" office:value-type="float" office:value="-6.7" calcext:value-type="float">
            <text:p>-6.7</text:p>
          </table:table-cell>
          <table:table-cell table:style-name="ce7" table:formula="of:=POWER(10;[.E8]/10)" office:value-type="float" office:value="0.213796208950223" calcext:value-type="float">
            <text:p>0.21</text:p>
          </table:table-cell>
          <table:table-cell table:style-name="ce7" table:formula="of:=[.G7]+([.D8]-1)/[.J7]" office:value-type="float" office:value="1.18014451675548" calcext:value-type="float">
            <text:p>1.18</text:p>
          </table:table-cell>
          <table:table-cell table:formula="of:=10*LOG10([.G8])" office:value-type="float" office:value="0.71935192887839" calcext:value-type="float">
            <text:p>0.72</text:p>
          </table:table-cell>
          <table:table-cell table:style-name="ce10" table:formula="of:=[.E8]+[.I7]" office:value-type="float" office:value="11.8" calcext:value-type="float">
            <text:p>11.8</text:p>
          </table:table-cell>
          <table:table-cell table:style-name="ce15" table:formula="of:=POWER(10;[.I8]/10)" office:value-type="float" office:value="15.1356124843621" calcext:value-type="float">
            <text:p>15.14</text:p>
          </table:table-cell>
          <table:table-cell table:formula="of:=[.$K$3]+[.I7]" office:value-type="float" office:value="-113.5" calcext:value-type="float">
            <text:p>-113.5</text:p>
          </table:table-cell>
          <table:table-cell table:style-name="ce9" table:formula="of:=SQRT(POWER(10;([.K8]-30)/10)*50)" office:value-type="float" office:value="0.000000472590516277551" calcext:value-type="float">
            <text:p>4.73E-007</text:p>
          </table:table-cell>
          <table:table-cell table:formula="of:=[.L8]*2*SQRT(2)" office:value-type="float" office:value="0.00000133668783513723" calcext:value-type="float">
            <text:p>1.34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TIA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9]/10)" office:value-type="float" office:value="3.16227766016838" calcext:value-type="float">
            <text:p>3.16</text:p>
          </table:table-cell>
          <table:table-cell table:style-name="ce5" office:value-type="float" office:value="15" calcext:value-type="float">
            <text:p>15.0</text:p>
          </table:table-cell>
          <table:table-cell table:style-name="ce7" table:formula="of:=POWER(10;[.E9]/10)" office:value-type="float" office:value="31.6227766016838" calcext:value-type="float">
            <text:p>31.62</text:p>
          </table:table-cell>
          <table:table-cell table:style-name="ce7" table:formula="of:=[.G8]+([.D9]-1)/[.J8]" office:value-type="float" office:value="1.32300478504012" calcext:value-type="float">
            <text:p>1.32</text:p>
          </table:table-cell>
          <table:table-cell table:formula="of:=10*LOG10([.G9])" office:value-type="float" office:value="1.21561414945448" calcext:value-type="float">
            <text:p>1.22</text:p>
          </table:table-cell>
          <table:table-cell table:style-name="ce10" table:formula="of:=[.E9]+[.I8]" office:value-type="float" office:value="26.8" calcext:value-type="float">
            <text:p>26.8</text:p>
          </table:table-cell>
          <table:table-cell table:style-name="ce15" table:formula="of:=POWER(10;[.I9]/10)" office:value-type="float" office:value="478.630092322639" calcext:value-type="float">
            <text:p>478.63</text:p>
          </table:table-cell>
          <table:table-cell table:formula="of:=[.$K$3]+[.I8]" office:value-type="float" office:value="-120.2" calcext:value-type="float">
            <text:p>-120.2</text:p>
          </table:table-cell>
          <table:table-cell table:style-name="ce9" table:formula="of:=SQRT(POWER(10;([.K9]-30)/10)*50)" office:value-type="float" office:value="0.000000218516885620018" calcext:value-type="float">
            <text:p>2.19E-007</text:p>
          </table:table-cell>
          <table:table-cell table:formula="of:=[.L9]*2*SQRT(2)" office:value-type="float" office:value="0.000000618059086502719" calcext:value-type="float">
            <text:p>6.18E-007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tal filter</text:p>
          </table:table-cell>
          <table:table-cell table:style-name="ce5" table:formula="of:=-[.E10]" office:value-type="float" office:value="2" calcext:value-type="float">
            <text:p>2.0</text:p>
          </table:table-cell>
          <table:table-cell table:style-name="ce7" table:formula="of:=POWER(10;[.C10]/10)" office:value-type="float" office:value="1.58489319246111" calcext:value-type="float">
            <text:p>1.58</text:p>
          </table:table-cell>
          <table:table-cell table:style-name="ce5" office:value-type="float" office:value="-2" calcext:value-type="float">
            <text:p>-2.0</text:p>
          </table:table-cell>
          <table:table-cell table:style-name="ce7" table:formula="of:=POWER(10;[.E10]/10)" office:value-type="float" office:value="0.630957344480193" calcext:value-type="float">
            <text:p>0.63</text:p>
          </table:table-cell>
          <table:table-cell table:style-name="ce7" table:formula="of:=[.G9]+([.D10]-1)/[.J9]" office:value-type="float" office:value="1.32422680012409" calcext:value-type="float">
            <text:p>1.32</text:p>
          </table:table-cell>
          <table:table-cell table:formula="of:=10*LOG10([.G10])" office:value-type="float" office:value="1.21962373024402" calcext:value-type="float">
            <text:p>1.22</text:p>
          </table:table-cell>
          <table:table-cell table:style-name="ce10" table:formula="of:=[.E10]+[.I9]" office:value-type="float" office:value="24.8" calcext:value-type="float">
            <text:p>24.8</text:p>
          </table:table-cell>
          <table:table-cell table:style-name="ce15" table:formula="of:=POWER(10;[.I10]/10)" office:value-type="float" office:value="301.995172040202" calcext:value-type="float">
            <text:p>302.00</text:p>
          </table:table-cell>
          <table:table-cell table:formula="of:=[.$K$3]+[.I9]" office:value-type="float" office:value="-105.2" calcext:value-type="float">
            <text:p>-105.2</text:p>
          </table:table-cell>
          <table:table-cell table:style-name="ce9" table:formula="of:=SQRT(POWER(10;([.K10]-30)/10)*50)" office:value-type="float" office:value="0.00000122881075036029" calcext:value-type="float">
            <text:p>1.23E-006</text:p>
          </table:table-cell>
          <table:table-cell table:formula="of:=[.L10]*2*SQRT(2)" office:value-type="float" office:value="0.00000347560165749875" calcext:value-type="float">
            <text:p>3.48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uffer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11]/10)" office:value-type="float" office:value="3.16227766016838" calcext:value-type="float">
            <text:p>3.16</text:p>
          </table:table-cell>
          <table:table-cell table:style-name="ce5" office:value-type="float" office:value="8" calcext:value-type="float">
            <text:p>8.0</text:p>
          </table:table-cell>
          <table:table-cell table:style-name="ce9" table:formula="of:=POWER(10;[.E11]/10)" office:value-type="float" office:value="6.30957344480193" calcext:value-type="float">
            <text:p>6.31E+000</text:p>
          </table:table-cell>
          <table:table-cell table:style-name="ce7" table:formula="of:=[.G10]+([.D11]-1)/[.J10]" office:value-type="float" office:value="1.33138677438978" calcext:value-type="float">
            <text:p>1.33</text:p>
          </table:table-cell>
          <table:table-cell table:formula="of:=10*LOG10([.G11])" office:value-type="float" office:value="1.24304238481606" calcext:value-type="float">
            <text:p>1.24</text:p>
          </table:table-cell>
          <table:table-cell table:style-name="ce10" table:formula="of:=[.E11]+[.I10]" office:value-type="float" office:value="32.8" calcext:value-type="float">
            <text:p>32.8</text:p>
          </table:table-cell>
          <table:table-cell table:style-name="ce9" table:formula="of:=POWER(10;[.I11]/10)" office:value-type="float" office:value="1905.46071796325" calcext:value-type="float">
            <text:p>1.91E+003</text:p>
          </table:table-cell>
          <table:table-cell table:formula="of:=[.$K$3]+[.I10]" office:value-type="float" office:value="-107.2" calcext:value-type="float">
            <text:p>-107.2</text:p>
          </table:table-cell>
          <table:table-cell table:style-name="ce9" table:formula="of:=SQRT(POWER(10;([.K11]-30)/10)*50)" office:value-type="float" office:value="0.000000976079074143907" calcext:value-type="float">
            <text:p>9.76E-007</text:p>
          </table:table-cell>
          <table:table-cell table:formula="of:=[.L11]*2*SQRT(2)" office:value-type="float" office:value="0.00000276076852920577" calcext:value-type="float">
            <text:p>2.76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ixer 2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12]/10)" office:value-type="float" office:value="3.16227766016838" calcext:value-type="float">
            <text:p>3.16</text:p>
          </table:table-cell>
          <table:table-cell table:style-name="ce5" office:value-type="float" office:value="14" calcext:value-type="float">
            <text:p>14.0</text:p>
          </table:table-cell>
          <table:table-cell table:style-name="ce9" table:formula="of:=POWER(10;[.E12]/10)" office:value-type="float" office:value="25.1188643150958" calcext:value-type="float">
            <text:p>2.51E+001</text:p>
          </table:table-cell>
          <table:table-cell table:style-name="ce7" table:formula="of:=[.G11]+([.D12]-1)/[.J11]" office:value-type="float" office:value="1.33252155383696" calcext:value-type="float">
            <text:p>1.33</text:p>
          </table:table-cell>
          <table:table-cell table:formula="of:=10*LOG10([.G12])" office:value-type="float" office:value="1.24674242566715" calcext:value-type="float">
            <text:p>1.25</text:p>
          </table:table-cell>
          <table:table-cell table:style-name="ce10" table:formula="of:=[.E12]+[.I11]" office:value-type="float" office:value="46.8" calcext:value-type="float">
            <text:p>46.8</text:p>
          </table:table-cell>
          <table:table-cell table:style-name="ce9" table:formula="of:=POWER(10;[.I12]/10)" office:value-type="float" office:value="47863.0092322638" calcext:value-type="float">
            <text:p>4.79E+004</text:p>
          </table:table-cell>
          <table:table-cell table:formula="of:=[.$K$3]+[.I11]" office:value-type="float" office:value="-99.2" calcext:value-type="float">
            <text:p>-99.2</text:p>
          </table:table-cell>
          <table:table-cell table:style-name="ce9" table:formula="of:=SQRT(POWER(10;([.K12]-30)/10)*50)" office:value-type="float" office:value="0.00000245179978242251" calcext:value-type="float">
            <text:p>2.45E-006</text:p>
          </table:table-cell>
          <table:table-cell table:formula="of:=[.L12]*2*SQRT(2)" office:value-type="float" office:value="0.00000693473700905065" calcext:value-type="float">
            <text:p>6.93E-006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aseband amp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POWER(10;[.C13]/10)" office:value-type="float" office:value="3.16227766016838" calcext:value-type="float">
            <text:p>3.16</text:p>
          </table:table-cell>
          <table:table-cell table:style-name="ce5" office:value-type="float" office:value="50" calcext:value-type="float">
            <text:p>50.0</text:p>
          </table:table-cell>
          <table:table-cell table:style-name="ce9" table:formula="of:=POWER(10;[.E13]/10)" office:value-type="float" office:value="100000" calcext:value-type="float">
            <text:p>1.00E+005</text:p>
          </table:table-cell>
          <table:table-cell table:style-name="ce7" table:formula="of:=[.G12]+([.D13]-1)/[.J12]" office:value-type="float" office:value="1.33256673022046" calcext:value-type="float">
            <text:p>1.33</text:p>
          </table:table-cell>
          <table:table-cell table:formula="of:=10*LOG10([.G13])" office:value-type="float" office:value="1.2468896617207" calcext:value-type="float">
            <text:p>1.25</text:p>
          </table:table-cell>
          <table:table-cell table:style-name="ce10" table:formula="of:=[.E13]+[.I12]" office:value-type="float" office:value="96.8" calcext:value-type="float">
            <text:p>96.8</text:p>
          </table:table-cell>
          <table:table-cell table:style-name="ce9" table:formula="of:=POWER(10;[.I13]/10)" office:value-type="float" office:value="4786300923.22638" calcext:value-type="float">
            <text:p>4.79E+009</text:p>
          </table:table-cell>
          <table:table-cell table:formula="of:=[.$K$3]+[.I12]" office:value-type="float" office:value="-85.2" calcext:value-type="float">
            <text:p>-85.2</text:p>
          </table:table-cell>
          <table:table-cell table:style-name="ce9" table:formula="of:=SQRT(POWER(10;([.K13]-30)/10)*50)" office:value-type="float" office:value="0.0000122881075036029" calcext:value-type="float">
            <text:p>1.23E-005</text:p>
          </table:table-cell>
          <table:table-cell table:formula="of:=[.L13]*2*SQRT(2)" office:value-type="float" office:value="0.0000347560165749875" calcext:value-type="float">
            <text:p>3.48E-005</text:p>
          </table:table-cell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</text:p>
          </table:table-cell>
          <table:table-cell table:style-name="ce5" table:formula="of:=[.C30]" office:value-type="float" office:value="87.1875876262441" calcext:value-type="float">
            <text:p>87.2</text:p>
          </table:table-cell>
          <table:table-cell table:style-name="ce9" table:formula="of:=POWER(10;[.C14]/10)" office:value-type="float" office:value="523309673.231163" calcext:value-type="float">
            <text:p>5.23E+008</text:p>
          </table:table-cell>
          <table:table-cell table:style-name="ce5"/>
          <table:table-cell table:style-name="ce7"/>
          <table:table-cell table:style-name="ce7" table:formula="of:=[.G13]+([.D14]-1)/[.J13]" office:value-type="float" office:value="1.44190161756356" calcext:value-type="float">
            <text:p>1.44</text:p>
          </table:table-cell>
          <table:table-cell table:formula="of:=10*LOG10([.G14])" office:value-type="float" office:value="1.58935629033285" calcext:value-type="float">
            <text:p>1.59</text:p>
          </table:table-cell>
          <table:table-cell table:style-name="ce10"/>
          <table:table-cell table:style-name="ce15"/>
          <table:table-cell table:formula="of:=[.$K$3]+[.I13]" office:value-type="float" office:value="-35.2" calcext:value-type="float">
            <text:p>-35.2</text:p>
          </table:table-cell>
          <table:table-cell table:style-name="ce9" table:formula="of:=SQRT(POWER(10;([.K14]-30)/10)*50)" office:value-type="float" office:value="0.00388584078443907" calcext:value-type="float">
            <text:p>3.89E-003</text:p>
          </table:table-cell>
          <table:table-cell table:formula="of:=[.L14]*2*SQRT(2)" office:value-type="float" office:value="0.0109908174771525" calcext:value-type="float">
            <text:p>1.10E-002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5"/>
          <table:table-cell table:style-name="Default"/>
          <table:table-cell table:number-columns-repeated="4"/>
          <table:table-cell table:style-name="ce10"/>
          <table:table-cell table:number-columns-repeated="2"/>
          <table:table-cell table:style-name="ce9"/>
          <table:table-cell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MDS Working</text:p>
          </table:table-cell>
          <table:table-cell table:style-name="ce5"/>
          <table:table-cell table:style-name="Default"/>
          <table:table-cell table:style-name="ce12" office:value-type="string" calcext:value-type="string">
            <text:p>NF Working</text:p>
          </table:table-cell>
          <table:table-cell table:number-columns-repeated="3"/>
          <table:table-cell table:style-name="ce10"/>
          <table:table-cell table:number-columns-repeated="2"/>
          <table:table-cell table:style-name="ce9"/>
          <table:table-cell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b/No (dB)</text:p>
          </table:table-cell>
          <table:table-cell table:style-name="ce5" office:value-type="float" office:value="6" calcext:value-type="float">
            <text:p>6.0</text:p>
          </table:table-cell>
          <table:table-cell table:style-name="Default"/>
          <table:table-cell table:style-name="ce10" office:value-type="string" calcext:value-type="string">
            <text:p>Input power</text:p>
          </table:table-cell>
          <table:table-cell table:style-name="ce7" office:value-type="float" office:value="-120" calcext:value-type="float">
            <text:p>-120.00</text:p>
          </table:table-cell>
          <table:table-cell table:style-name="ce7"/>
          <table:table-cell office:value-type="float" office:value="-80" calcext:value-type="float">
            <text:p>-80.0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b (bits/s)</text:p>
          </table:table-cell>
          <table:table-cell table:style-name="ce6" office:value-type="float" office:value="2400" calcext:value-type="float">
            <text:p>2400</text:p>
          </table:table-cell>
          <table:table-cell table:style-name="Default"/>
          <table:table-cell table:style-name="ce10" office:value-type="string" calcext:value-type="string">
            <text:p>output power</text:p>
          </table:table-cell>
          <table:table-cell table:style-name="ce7" office:value-type="float" office:value="-51.2" calcext:value-type="float">
            <text:p>-51.20</text:p>
          </table:table-cell>
          <table:table-cell table:style-name="ce7"/>
          <table:table-cell office:value-type="float" office:value="-46" calcext:value-type="float">
            <text:p>-46.0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DS (dBm)</text:p>
          </table:table-cell>
          <table:table-cell table:style-name="ce5" table:formula="of:= -174+10*LOG10([.C18])+[.C17]+[.H14]" office:value-type="float" office:value="-132.608531292551" calcext:value-type="float">
            <text:p>-132.6</text:p>
          </table:table-cell>
          <table:table-cell table:style-name="Default"/>
          <table:table-cell table:style-name="ce10" office:value-type="string" calcext:value-type="string">
            <text:p>gain</text:p>
          </table:table-cell>
          <table:table-cell table:style-name="ce7" table:formula="of:=[.F18]-[.F17]" office:value-type="float" office:value="68.8" calcext:value-type="float">
            <text:p>68.80</text:p>
          </table:table-cell>
          <table:table-cell table:style-name="ce7"/>
          <table:table-cell table:formula="of:=[.H18]-[.H17]" office:value-type="float" office:value="34" calcext:value-type="float">
            <text:p>34.0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5"/>
          <table:table-cell table:style-name="Default"/>
          <table:table-cell table:style-name="ce10" office:value-type="string" calcext:value-type="string">
            <text:p>Noise pwr</text:p>
          </table:table-cell>
          <table:table-cell table:style-name="ce7" office:value-type="float" office:value="-103.4" calcext:value-type="float">
            <text:p>-103.40</text:p>
          </table:table-cell>
          <table:table-cell table:style-name="ce7"/>
          <table:table-cell office:value-type="float" office:value="-136.5" calcext:value-type="float">
            <text:p>-136.50</text:p>
          </table:table-cell>
          <table:table-cell table:style-name="ce10"/>
          <table:table-cell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DC Working</text:p>
          </table:table-cell>
          <table:table-cell/>
          <table:table-cell table:style-name="Default"/>
          <table:table-cell table:style-name="ce10" office:value-type="string" calcext:value-type="string">
            <text:p>NF</text:p>
          </table:table-cell>
          <table:table-cell table:style-name="ce7" table:formula="of:=[.F20]-[.F19]+174" office:value-type="float" office:value="1.80000000000001" calcext:value-type="float">
            <text:p>1.80</text:p>
          </table:table-cell>
          <table:table-cell table:style-name="ce7"/>
          <table:table-cell table:formula="of:=[.H20]-[.H19]+174" office:value-type="float" office:value="3.5" calcext:value-type="float">
            <text:p>3.50</text:p>
          </table:table-cell>
          <table:table-cell table:style-name="ce10"/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clip (Vpp)</text:p>
          </table:table-cell>
          <table:table-cell table:style-name="ce5" office:value-type="float" office:value="2" calcext:value-type="float">
            <text:p>2.0</text:p>
          </table:table-cell>
          <table:table-cell table:style-name="ce10"/>
          <table:table-cell table:style-name="ce10" office:value-type="string" calcext:value-type="string">
            <text:p>C/No</text:p>
          </table:table-cell>
          <table:table-cell table:style-name="ce7" table:formula="of:=[.F18]-[.F20]" office:value-type="float" office:value="52.2" calcext:value-type="float">
            <text:p>52.20</text:p>
          </table:table-cell>
          <table:table-cell/>
          <table:table-cell table:style-name="ce10" table:number-columns-repeated="2"/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clip (Vrms)</text:p>
          </table:table-cell>
          <table:table-cell table:style-name="ce7" table:formula="of:=[.C22]/(2*SQRT(2))" office:value-type="float" office:value="0.707106781186547" calcext:value-type="float">
            <text:p>0.71</text:p>
          </table:table-cell>
          <table:table-cell table:style-name="Default" table:number-columns-repeated="4"/>
          <table:table-cell table:style-name="ce5"/>
          <table:table-cell table:style-name="Default"/>
          <table:table-cell table:style-name="Default" office:value-type="string" calcext:value-type="string">
            <text:p>Tx power</text:p>
          </table:table-cell>
          <table:table-cell table:style-name="ce7" office:value-type="float" office:value="-76" calcext:value-type="float">
            <text:p>-76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clip dBm</text:p>
          </table:table-cell>
          <table:table-cell table:style-name="ce5" table:formula="of:=10*LOG10([.C23]*[.C23]/50)+30" office:value-type="float" office:value="10" calcext:value-type="float">
            <text:p>10.0</text:p>
          </table:table-cell>
          <table:table-cell table:style-name="Default" table:number-columns-repeated="2"/>
          <table:table-cell table:style-name="ce13" office:value-type="string" calcext:value-type="string">
            <text:p>LNA on</text:p>
          </table:table-cell>
          <table:table-cell table:style-name="ce13" office:value-type="string" calcext:value-type="string">
            <text:p>LNA off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Attenuator</text:p>
          </table:table-cell>
          <table:table-cell table:style-name="ce7" office:value-type="float" office:value="60" calcext:value-type="float">
            <text:p>60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SFDR (dB)</text:p>
          </table:table-cell>
          <table:table-cell table:style-name="ce5" office:value-type="float" office:value="50" calcext:value-type="float">
            <text:p>50.0</text:p>
          </table:table-cell>
          <table:table-cell table:style-name="Default"/>
          <table:table-cell table:style-name="Default" office:value-type="string" calcext:value-type="string">
            <text:p>LNA 1dB</text:p>
          </table:table-cell>
          <table:table-cell office:value-type="float" office:value="21" calcext:value-type="float">
            <text:p>21.0</text:p>
          </table:table-cell>
          <table:table-cell table:style-name="ce5" table:number-columns-repeated="2"/>
          <table:table-cell table:style-name="Default"/>
          <table:table-cell table:style-name="Default" office:value-type="string" calcext:value-type="string">
            <text:p>Rx power</text:p>
          </table:table-cell>
          <table:table-cell table:style-name="ce7" table:formula="of:=[.K23]-[.K24]" office:value-type="float" office:value="-136" calcext:value-type="float">
            <text:p>-136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oise floor dBm</text:p>
          </table:table-cell>
          <table:table-cell table:style-name="ce5" table:formula="of:=[.C24]-[.C25]" office:value-type="float" office:value="-40" calcext:value-type="float">
            <text:p>-40.0</text:p>
          </table:table-cell>
          <table:table-cell table:style-name="Default"/>
          <table:table-cell table:style-name="Default" office:value-type="string" calcext:value-type="string">
            <text:p>Mixer 1 IP3</text:p>
          </table:table-cell>
          <table:table-cell office:value-type="float" office:value="15" calcext:value-type="float">
            <text:p>15.0</text:p>
          </table:table-cell>
          <table:table-cell table:style-name="ce5" table:number-columns-repeated="2"/>
          <table:table-cell table:style-name="Default" table:number-columns-repeated="2"/>
          <table:table-cell table:style-name="ce7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Fs (kHz)</text:p>
          </table:table-cell>
          <table:table-cell table:style-name="ce5" office:value-type="float" office:value="96" calcext:value-type="float">
            <text:p>96.0</text:p>
          </table:table-cell>
          <table:table-cell table:style-name="Default"/>
          <table:table-cell table:style-name="Default" office:value-type="string" calcext:value-type="string">
            <text:p>Mixer 1 1dB</text:p>
          </table:table-cell>
          <table:table-cell table:formula="of:=[.F26]-10" office:value-type="float" office:value="5" calcext:value-type="float">
            <text:p>5.0</text:p>
          </table:table-cell>
          <table:table-cell table:style-name="ce5" table:number-columns-repeated="2"/>
          <table:table-cell table:style-name="Default"/>
          <table:table-cell table:style-name="Default" office:value-type="string" calcext:value-type="string">
            <text:p>dBm</text:p>
          </table:table-cell>
          <table:table-cell table:style-name="ce7" office:value-type="float" office:value="-40" calcext:value-type="float">
            <text:p>-40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oise BW (kHz)</text:p>
          </table:table-cell>
          <table:table-cell table:style-name="ce5" table:formula="of:=[.C27]/2" office:value-type="float" office:value="48" calcext:value-type="float">
            <text:p>48.0</text:p>
          </table:table-cell>
          <table:table-cell table:style-name="Default"/>
          <table:table-cell table:style-name="Default" office:value-type="string" calcext:value-type="string">
            <text:p>Radio 1 IP3</text:p>
          </table:table-cell>
          <table:table-cell table:formula="of:=[.F26]-[.I7]" office:value-type="float" office:value="-3.5" calcext:value-type="float">
            <text:p>-3.5</text:p>
          </table:table-cell>
          <table:table-cell table:style-name="ce5" office:value-type="float" office:value="-7.5" calcext:value-type="float">
            <text:p>-7.5</text:p>
          </table:table-cell>
          <table:table-cell table:style-name="ce5"/>
          <table:table-cell table:style-name="Default"/>
          <table:table-cell table:style-name="Default" office:value-type="string" calcext:value-type="string">
            <text:p>Total Gain</text:p>
          </table:table-cell>
          <table:table-cell table:style-name="ce7" table:formula="of:=[.K27]-[.K25]" office:value-type="float" office:value="96" calcext:value-type="float">
            <text:p>96.00</text:p>
          </table:table-cell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oise dBm/Hz </text:p>
          </table:table-cell>
          <table:table-cell table:style-name="ce5" table:formula="of:=[.C26]-10*LOG10([.C28]*1000)" office:value-type="float" office:value="-86.8124123737559" calcext:value-type="float">
            <text:p>-86.8</text:p>
          </table:table-cell>
          <table:table-cell table:style-name="Default"/>
          <table:table-cell table:style-name="Default" office:value-type="string" calcext:value-type="string">
            <text:p>Radio 1dB</text:p>
          </table:table-cell>
          <table:table-cell table:formula="of:=[.F28]-10" office:value-type="float" office:value="-13.5" calcext:value-type="float">
            <text:p>-13.5</text:p>
          </table:table-cell>
          <table:table-cell table:style-name="ce5" table:formula="of:=[.G28]+15" office:value-type="float" office:value="7.5" calcext:value-type="float">
            <text:p>7.5</text:p>
          </table:table-cell>
          <table:table-cell table:style-name="ce5"/>
          <table:table-cell table:style-name="Default"/>
          <table:table-cell table:style-name="ce7"/>
          <table:table-cell table:style-name="Default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ADC NF (dB)</text:p>
          </table:table-cell>
          <table:table-cell table:style-name="ce5" table:formula="of:=[.C29]--174" office:value-type="float" office:value="87.1875876262441" calcext:value-type="float">
            <text:p>87.2</text:p>
          </table:table-cell>
          <table:table-cell table:style-name="ce7"/>
          <table:table-cell table:style-name="Default" office:value-type="string" calcext:value-type="string">
            <text:p>NF</text:p>
          </table:table-cell>
          <table:table-cell office:value-type="float" office:value="2.15" calcext:value-type="float">
            <text:p>2.2</text:p>
          </table:table-cell>
          <table:table-cell table:style-name="ce5" office:value-type="float" office:value="9" calcext:value-type="float">
            <text:p>9.0</text:p>
          </table:table-cell>
          <table:table-cell table:style-name="Default" table:number-columns-repeated="4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Default" table:number-columns-repeated="8"/>
          <table:table-cell table:style-name="ce9"/>
          <table:table-cell table:style-name="ce19"/>
          <table:table-cell table:style-name="Default"/>
          <table:table-cell table:number-columns-repeated="1010"/>
        </table:table-row>
        <table:table-row table:style-name="ro2" table:number-rows-repeated="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03000000" calcext:value-type="float">
            <text:p>1.03E+0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0" office:value-type="float" office:value="0.000000000015" calcext:value-type="float">
            <text:p>1.50E-0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formula="of:=1/(4*3.141*3.141*[.C2]*[.C2]*[.C3])" office:value-type="float" office:value="0.00000015923496157004" calcext:value-type="float">
            <text:p>1.5923496157004E-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formula="of:=2*3.141*[.C2]*[.C4]" office:value-type="float" office:value="103.032344944048" calcext:value-type="float">
            <text:p>103.03234494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formula="of:=[.C4]" office:value-type="float" office:value="0.00000015923496157004" calcext:value-type="float">
            <text:p>1.5923496157004E-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46000000" calcext:value-type="float">
            <text:p>1.46E+0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formula="of:=1/(POWER(2*3.141*[.C8];2)*[.C7])" office:value-type="float" office:value="0.000000000007465518859073" calcext:value-type="float">
            <text:p>7.465518859073E-0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formula="of:=2*3.141*[.C8]*[.C7]" office:value-type="float" office:value="146.045848173117" calcext:value-type="float">
            <text:p>146.045848173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Xs</text:p>
          </table:table-cell>
          <table:table-cell table:formula="of:=2*3.141*[.C8]*[.C7]" office:value-type="float" office:value="146.045848173117" calcext:value-type="float">
            <text:p>146.04584817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formula="of:=[.C12]/[.C14]" office:value-type="float" office:value="256.220786268626" calcext:value-type="float">
            <text:p>256.22078626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s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p</text:p>
          </table:table-cell>
          <table:table-cell table:formula="of:=[.C13]*[.C13]*[.C14]" office:value-type="float" office:value="37419.9820501844" calcext:value-type="float">
            <text:p>37419.98205018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p</text:p>
          </table:table-cell>
          <table:table-cell table:formula="of:=[.C15]/[.C13]" office:value-type="float" office:value="146.045848173117" calcext:value-type="float">
            <text:p>146.04584817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p</text:p>
          </table:table-cell>
          <table:table-cell table:formula="of:=[.C16]/(2*3.141*[.C8])" office:value-type="float" office:value="0.00000015923496157004" calcext:value-type="float">
            <text:p>1.5923496157004E-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</text:p>
          </table:table-cell>
          <table:table-cell table:formula="of:=1/(POWER(2*3.141*[.C8];2)*[.C17])" office:value-type="float" office:value="0.000000000007465518859073" calcext:value-type="float">
            <text:p>7.465518859073E-012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0" office:value-type="float" office:value="0.0000000001" calcext:value-type="float">
            <text:p>1.00E-0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0000000" calcext:value-type="float">
            <text:p>1.00E+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formula="of:=1/(2*3.141*2*3.141*[.C22]*[.C22]*[.C21])" office:value-type="float" office:value="0.00000253398556094484" calcext:value-type="float">
            <text:p>0.000002534</text:p>
          </table:table-cell>
          <table:table-cell table:formula="of:=[.C23]*1000000" office:value-type="float" office:value="2.53398556094484" calcext:value-type="float">
            <text:p>2.5339855609</text:p>
          </table:table-cell>
        </table:table-row>
        <table:table-row table:style-name="ro2">
          <table:table-cell/>
          <table:table-cell office:value-type="string" calcext:value-type="string">
            <text:p>Freq</text:p>
          </table:table-cell>
          <table:table-cell table:style-name="ce20" office:value-type="float" office:value="10000000" calcext:value-type="float">
            <text:p>1.00E+0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formula="of:=1/(2*3.141*2*3.141*[.C24]*[.C24]*[.C23])" office:value-type="float" office:value="0.0000000001" calcext:value-type="float">
            <text:p>1E-0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1:02:53.863463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5:45:12.182274661</meta:creation-date>
    <dc:date>2015-11-19T06:18:16.262460696</dc:date>
    <meta:editing-duration>P2DT4H14M45S</meta:editing-duration>
    <meta:editing-cycles>16</meta:editing-cycles>
    <meta:generator>LibreOffice/4.2.8.2$Linux_X86_64 LibreOffice_project/420m0$Build-2</meta:generator>
    <meta:print-date>2015-11-02T05:14:37.306077798</meta:print-date>
    <meta:document-statistic meta:table-count="2" meta:cell-count="263" meta:object-count="0"/>
  </office:meta>
</office:document-meta>
</file>